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353809</text:p>
          </table:table-cell>
          <table:table-cell office:value-type="string" calcext:value-type="string">
            <text:p>2023-11-09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408" calcext:value-type="float">
            <text:p>131.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53809</text:p>
          </table:table-cell>
          <table:table-cell office:value-type="string" calcext:value-type="string">
            <text:p>2023-02-07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5584" calcext:value-type="float">
            <text:p>134.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53809</text:p>
          </table:table-cell>
          <table:table-cell office:value-type="string" calcext:value-type="string">
            <text:p>2022-02-14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6288" calcext:value-type="float">
            <text:p>136.4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53809</text:p>
          </table:table-cell>
          <table:table-cell office:value-type="string" calcext:value-type="string">
            <text:p>2020-02-20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92656" calcext:value-type="float">
            <text:p>128.6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53809</text:p>
          </table:table-cell>
          <table:table-cell office:value-type="string" calcext:value-type="string">
            <text:p>2019-02-19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18792" calcext:value-type="float">
            <text:p>129.0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53809</text:p>
          </table:table-cell>
          <table:table-cell office:value-type="string" calcext:value-type="string">
            <text:p>2018-02-20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88072" calcext:value-type="float">
            <text:p>134.68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53809</text:p>
          </table:table-cell>
          <table:table-cell office:value-type="string" calcext:value-type="string">
            <text:p>2017-02-15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07712" calcext:value-type="float">
            <text:p>131.80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53809</text:p>
          </table:table-cell>
          <table:table-cell office:value-type="string" calcext:value-type="string">
            <text:p>2016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87728" calcext:value-type="float">
            <text:p>128.8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53809</text:p>
          </table:table-cell>
          <table:table-cell office:value-type="string" calcext:value-type="string">
            <text:p>2015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38048" calcext:value-type="float">
            <text:p>127.6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53809</text:p>
          </table:table-cell>
          <table:table-cell office:value-type="string" calcext:value-type="string">
            <text:p>201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9824" calcext:value-type="float">
            <text:p>127.3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53809</text:p>
          </table:table-cell>
          <table:table-cell office:value-type="string" calcext:value-type="string">
            <text:p>201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8968" calcext:value-type="float">
            <text:p>130.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53809</text:p>
          </table:table-cell>
          <table:table-cell office:value-type="string" calcext:value-type="string">
            <text:p>201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8488" calcext:value-type="float">
            <text:p>127.3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53809</text:p>
          </table:table-cell>
          <table:table-cell office:value-type="string" calcext:value-type="string">
            <text:p>2008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04192" calcext:value-type="float">
            <text:p>126.5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53809</text:p>
          </table:table-cell>
          <table:table-cell office:value-type="string" calcext:value-type="string">
            <text:p>200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0328" calcext:value-type="float">
            <text:p>125.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53809</text:p>
          </table:table-cell>
          <table:table-cell office:value-type="string" calcext:value-type="string">
            <text:p>200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5464" calcext:value-type="float">
            <text:p>124.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53809</text:p>
          </table:table-cell>
          <table:table-cell office:value-type="string" calcext:value-type="string">
            <text:p>2005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3816" calcext:value-type="float">
            <text:p>122.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53809</text:p>
          </table:table-cell>
          <table:table-cell office:value-type="string" calcext:value-type="string">
            <text:p>200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0224" calcext:value-type="float">
            <text:p>124.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53809</text:p>
          </table:table-cell>
          <table:table-cell office:value-type="string" calcext:value-type="string">
            <text:p>200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9472" calcext:value-type="float">
            <text:p>125.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53809</text:p>
          </table:table-cell>
          <table:table-cell office:value-type="string" calcext:value-type="string">
            <text:p>1995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8" calcext:value-type="float">
            <text:p>117.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1" meta:object-count="0"/>
    <meta:user-defined meta:name="AppVersion">3.0</meta:user-defined>
  </office:meta>
</office:document-meta>
</file>